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background-color="transparent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2"><text:span text:style-name="T20">Type: BDKG-</text:span><text:span text:style-name="T21">2</text:span><text:span text:style-name="T20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5">/</text:span><text:span text:style-name="T11">N</text:span><text:span text:style-name="T25">:_ </text:span><text:span text:style-name="T26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5">BDKG-23/1: ±20%</text:p>
      <text:p text:style-name="P13"/>
      <text:p text:style-name="P3">Operating conditions: </text:p>
      <text:p text:style-name="P27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<text:p text:style-name="P36">Atmospheric pressure<text:tab/><text:tab/><text:tab/>98,5 kPa</text:p>
      <text:p text:style-name="P27"><text:span text:style-name="T10">Relative humidity<text:tab/><text:tab/></text:span><text:span text:style-name="T10"><text:tab/><text:tab/>$vlag %</text:span></text:p>
      <text:p text:style-name="P28">Gamma radiation background<text:tab/><text:tab/>$bground <text:s/>nSv/h</text:p>
      <text:p text:style-name="Standard"><text:span text:style-name="Знак_20_примечания"/></text:p>
      <text:p text:style-name="P21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8">BDKG-23/1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Dose rate at check point <text:span text:style-name="T14">Ḣ</text:span><text:span text:style-name="T17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7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8">Δ</text:span><text:span text:style-name="T17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26"><text:span text:style-name="T8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8">Average value</text:span>, <text:span text:style-name="T9">H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4">H</text:span><text:span text:style-name="T15">1</text:span></text:p>
          </table:table-cell>
          <table:table-cell table:style-name="t1.D3" office:value-type="string">
            <text:p text:style-name="P26"><text:span text:style-name="T9">H</text:span><text:span text:style-name="T15">2</text:span></text:p>
          </table:table-cell>
          <table:table-cell table:style-name="t1.D3" office:value-type="string">
            <text:p text:style-name="P26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,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19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0:23.58</dc:date>
    <meta:print-date>2019-04-03T15:18:00</meta:print-date>
    <meta:editing-cycles>145</meta:editing-cycles>
    <meta:editing-duration>PT10H32M28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17" meta:character-count="1394"/>
  </office:meta>
</office:document-meta>
</file>